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1300000012E76FAB1D.png"/>
  <manifest:file-entry manifest:media-type="image/png" manifest:full-path="Pictures/1000020100000015000000121B908129.png"/>
  <manifest:file-entry manifest:media-type="image/png" manifest:full-path="Pictures/1000020100000014000000128ED785EF.png"/>
  <manifest:file-entry manifest:media-type="image/png" manifest:full-path="Pictures/100002010000001200000012DED8902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4.05cm"/>
    </style:style>
    <style:style style:name="gr3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Folium</text:span></text:p>
          </draw:text-box>
        </draw:frame>
        <draw:g>
          <draw:frame draw:style-name="gr2" draw:layer="layout" svg:width="11.75cm" svg:height="4.25cm" svg:x="2.75cm" svg:y="2.25cm">
            <draw:text-box draw:corner-radius="10.5cm">
              <text:p>Folium Library :</text:p>
              <text:list text:style-name="L1">
                <text:list-item>
                  <text:list>
                    <text:list-item>
                      <text:p>if the mean is far below the country's average </text:p>
                    </text:list-item>
                    <text:list-item>
                      <text:p>if the mean is below the country's average</text:p>
                    </text:list-item>
                    <text:list-item>
                      <text:p>if the mean is above the country's average</text:p>
                    </text:list-item>
                    <text:list-item>
                      <text:p>if the mean is far above the country's average</text:p>
                    </text:list-item>
                  </text:list>
                </text:list-item>
              </text:list>
            </draw:text-box>
          </draw:frame>
          <draw:frame draw:style-name="gr3" draw:text-style-name="P2" draw:layer="layout" svg:width="0.418cm" svg:height="0.418cm" svg:x="13.75cm" svg:y="3.682cm">
            <draw:image xlink:href="Pictures/100002010000001200000012DED8902F.png" xlink:type="simple" xlink:show="embed" xlink:actuate="onLoad">
              <text:p/>
            </draw:image>
          </draw:frame>
          <draw:frame draw:style-name="gr3" draw:text-style-name="P2" draw:layer="layout" svg:width="0.465cm" svg:height="0.418cm" svg:x="13.75cm" svg:y="4.25cm">
            <draw:image xlink:href="Pictures/1000020100000014000000128ED785EF.png" xlink:type="simple" xlink:show="embed" xlink:actuate="onLoad">
              <text:p/>
            </draw:image>
          </draw:frame>
          <draw:frame draw:style-name="gr3" draw:text-style-name="P2" draw:layer="layout" svg:width="0.488cm" svg:height="0.418cm" svg:x="13.75cm" svg:y="4.75cm">
            <draw:image xlink:href="Pictures/1000020100000015000000121B908129.png" xlink:type="simple" xlink:show="embed" xlink:actuate="onLoad">
              <text:p/>
            </draw:image>
          </draw:frame>
          <draw:frame draw:style-name="gr3" draw:text-style-name="P2" draw:layer="layout" svg:width="0.442cm" svg:height="0.418cm" svg:x="13.75cm" svg:y="5.332cm">
            <draw:image xlink:href="Pictures/100002010000001300000012E76FAB1D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20:58:22</dc:date>
    <meta:editing-duration>P1DT1H26M10S</meta:editing-duration>
    <meta:editing-cycles>115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7"/>
    <meta:user-defined meta:name="Información 1"/>
    <meta:user-defined meta:name="Información 2"/>
    <meta:user-defined meta:name="Información 3"/>
    <meta:user-defined meta:name="Información 4"/>
  </office:meta>
</office:document-meta>
</file>